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81cm" fo:break-before="auto" style:use-optimal-row-height="true"/>
    </style:style>
    <style:style style:name="ro5" style:family="table-row">
      <style:table-row-properties style:row-height="1.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2" style:family="table-cell" style:parent-style-name="Default" style:data-style-name="N0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ext-properties fo:font-weight="bold" style:font-weight-asian="bold" style:font-weight-complex="bold"/>
    </style:style>
    <style:style style:name="ce15" style:family="table-cell" style:parent-style-name="Default" style:data-style-name="N10000"/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2000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10000">
      <style:text-properties fo:font-style="italic" style:font-style-asian="italic" style:font-style-complex="italic"/>
    </style:style>
    <style:style style:name="ce34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02">
      <style:table-cell-properties fo:background-color="#dee7e5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ackground-color="#dee7e5"/>
    </style:style>
    <style:style style:name="ce23" style:family="table-cell" style:parent-style-name="Default" style:data-style-name="N10002">
      <style:table-cell-properties fo:background-color="#dee7e5"/>
    </style:style>
    <style:style style:name="ce40" style:family="table-cell" style:parent-style-name="Default" style:data-style-name="N10000">
      <style:table-cell-properties fo:background-color="#dee7e5"/>
    </style:style>
    <style:style style:name="ce41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  <style:style style:name="ce7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erif" fo:font-size="2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Tahoma" style:font-size-asian="22pt" style:font-size-complex="2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9"/>
        <table:table-column table:style-name="co2" table:number-columns-repeated="5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23"/>
        <table:table-column table:style-name="co2" table:number-columns-repeated="1014" table:default-cell-style-name="ce9"/>
        <table:table-row table:style-name="ro1">
          <table:table-cell table:style-name="ce2" office:value-type="string" calcext:value-type="string" table:number-columns-spanned="4" table:number-rows-spanned="1">
            <text:p>Fast</text:p>
          </table:table-cell>
          <table:covered-table-cell table:number-columns-repeated="3"/>
          <table:table-cell table:number-columns-repeated="5"/>
          <table:table-cell table:style-name="ce21"/>
          <table:table-cell office:value-type="string" calcext:value-type="string">
            <text:p>Komma durch Punkt ersetzen!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8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86―エイティシックス―</text:p>
          </table:table-cell>
          <table:covered-table-cell table:number-columns-repeated="3"/>
          <table:table-cell table:number-columns-repeated="5"/>
          <table:table-cell table:style-name="ce22" table:formula="of:=COM.MICROSOFT.CONCAT(&quot;Fast: &quot;; [.$A3]; &quot; [&quot;; ROUND([.$C11]*100)/100; &quot;]&quot;)" office:value-type="string" office:string-value="Fast: 86―エイティシックス― [2,67]" calcext:value-type="string">
            <text:p>Fast: 86―エイティシックス―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]*[.D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]*[.D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]*[.D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]*[.D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5:.C9])" office:value-type="float" office:value="24" calcext:value-type="float">
            <text:p>24</text:p>
          </table:table-cell>
          <table:table-cell table:style-name="ce10" table:formula="of:=SUM([.D5:.D9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1" table:formula="of:=[.C10]/[.D10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8" table:number-rows-spanned="1">
            <text:p>クォンタムデビルサーガ アバタールチューナーⅠ</text:p>
          </table:table-cell>
          <table:covered-table-cell table:number-columns-repeated="7"/>
          <table:table-cell/>
          <table:table-cell table:formula="of:=COM.MICROSOFT.CONCAT(&quot;Fast: &quot;; [.$A14]; &quot; [&quot;; ROUND([.$C22]*100)/100; &quot;]&quot;)" office:value-type="string" office:string-value="Fast: クォンタムデビルサーガ アバタールチューナーⅠ [3,29]" calcext:value-type="string">
            <text:p>Fast: クォンタムデビルサーガ アバタールチューナーⅠ [3,2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]*[.D1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]*[.D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0]*[.D20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:.C20])" office:value-type="float" office:value="23" calcext:value-type="float">
            <text:p>23</text:p>
          </table:table-cell>
          <table:table-cell table:style-name="ce10" table:formula="of:=SUM([.D16:.D20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21]/[.D21]" office:value-type="float" office:value="3.28571428571429" calcext:value-type="float">
            <text:p>3,2857142857142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狼と香辛料</text:p>
          </table:table-cell>
          <table:covered-table-cell table:number-columns-repeated="3"/>
          <table:table-cell table:number-columns-repeated="5"/>
          <table:table-cell table:formula="of:=COM.MICROSOFT.CONCAT(&quot;Fast: &quot;; [.$A25]; &quot; [&quot;; ROUND([.$C33]*100)/100; &quot;]&quot;)" office:value-type="string" office:string-value="Fast: 狼と香辛料 [2,67]" calcext:value-type="string">
            <text:p>Fast: 狼と香辛料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7]*[.D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8]*[.D2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9]*[.D29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0]*[.D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31]*[.D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27:.C31])" office:value-type="float" office:value="24" calcext:value-type="float">
            <text:p>24</text:p>
          </table:table-cell>
          <table:table-cell table:style-name="ce10" table:formula="of:=SUM([.D27:.D3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32]/[.D32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/>
          <table:table-cell table:number-columns-repeated="5"/>
          <table:table-cell table:formula="of:=COM.MICROSOFT.CONCAT(&quot;Fast: &quot;; [.$A36]; &quot; [&quot;; ROUND([.$C44]*100)/100; &quot;]&quot;)" office:value-type="string" office:string-value="Fast: マスカレード・ホテル [1,89]" calcext:value-type="string">
            <text:p>Fast: マスカレード・ホテル [1,8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8]*[.D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9]*[.D3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41]*[.D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2]*[.D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38:.C42])" office:value-type="float" office:value="17" calcext:value-type="float">
            <text:p>17</text:p>
          </table:table-cell>
          <table:table-cell table:style-name="ce10" table:formula="of:=SUM([.D38:.D42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43]/[.D43]" office:value-type="float" office:value="1.88888888888889" calcext:value-type="float">
            <text:p>1,8888888888888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風の谷のナウシカ</text:p>
          </table:table-cell>
          <table:covered-table-cell table:number-columns-repeated="3"/>
          <table:table-cell table:number-columns-repeated="5"/>
          <table:table-cell table:formula="of:=COM.MICROSOFT.CONCAT(&quot;Fast: &quot;; [.$A47]; &quot; [&quot;; ROUND([.$C55]*100)/100; &quot;]&quot;)" office:value-type="string" office:string-value="Fast: 風の谷のナウシカ [3,13]" calcext:value-type="string">
            <text:p>Fast: 風の谷のナウシカ [3,1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9]*[.D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0]*[.D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1]*[.D51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2]*[.D5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3]*[.D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49:.C53])" office:value-type="float" office:value="25" calcext:value-type="float">
            <text:p>25</text:p>
          </table:table-cell>
          <table:table-cell table:style-name="ce10" table:formula="of:=SUM([.D49:.D53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54]/[.D54]" office:value-type="float" office:value="3.125" calcext:value-type="float">
            <text:p>3,1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海辺のカフカ (上) </text:p>
          </table:table-cell>
          <table:covered-table-cell table:number-columns-repeated="3"/>
          <table:table-cell table:number-columns-repeated="5"/>
          <table:table-cell table:formula="of:=COM.MICROSOFT.CONCAT(&quot;Fast: &quot;; [.$A58]; &quot; [&quot;; ROUND([.$C66]*100)/100; &quot;]&quot;)" office:value-type="string" office:string-value="Fast: 海辺のカフカ (上)  [2,36]" calcext:value-type="string">
            <text:p>Fast: 海辺のカフカ (上) <text:s/>[2,3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0]*[.D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1]*[.D6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2]*[.D6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3]*[.D6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4]*[.D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60:.C64])" office:value-type="float" office:value="33" calcext:value-type="float">
            <text:p>33</text:p>
          </table:table-cell>
          <table:table-cell table:style-name="ce10" table:formula="of:=SUM([.D60:.D64])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65]/[.D65]" office:value-type="float" office:value="2.35714285714286" calcext:value-type="float">
            <text:p>2,35714285714286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化物語(上)</text:p>
          </table:table-cell>
          <table:covered-table-cell table:number-columns-repeated="3"/>
          <table:table-cell table:number-columns-repeated="5"/>
          <table:table-cell table:formula="of:=COM.MICROSOFT.CONCAT(&quot;Fast: &quot;; [.$A69]; &quot; [&quot;; ROUND([.$C77]*100)/100; &quot;]&quot;)" office:value-type="string" office:string-value="Fast: 化物語(上) [2,8]" calcext:value-type="string">
            <text:p>Fast: 化物語(上) [2,8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71]*[.D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2]*[.D7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3]*[.D7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4]*[.D7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5]*[.D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71:.C75])" office:value-type="float" office:value="14" calcext:value-type="float">
            <text:p>14</text:p>
          </table:table-cell>
          <table:table-cell table:style-name="ce10" table:formula="of:=SUM([.D71:.D75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76]/[.D76]" office:value-type="float" office:value="2.8" calcext:value-type="float">
            <text:p>2,8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虐殺器官 - Genocidal Organ</text:p>
          </table:table-cell>
          <table:covered-table-cell table:number-columns-repeated="3"/>
          <table:table-cell table:number-columns-repeated="5"/>
          <table:table-cell table:formula="of:=COM.MICROSOFT.CONCAT(&quot;Fast: &quot;; [.$A80]; &quot; [&quot;; ROUND([.$C88]*100)/100; &quot;]&quot;)" office:value-type="string" office:string-value="Fast: 虐殺器官 - Genocidal Organ [3]" calcext:value-type="string">
            <text:p>Fast: 虐殺器官 - Genocidal Organ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2]*[.D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4]*[.D84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5]*[.D8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6]*[.D8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82:.C86])" office:value-type="float" office:value="9" calcext:value-type="float">
            <text:p>9</text:p>
          </table:table-cell>
          <table:table-cell table:style-name="ce10" table:formula="of:=SUM([.D82:.D86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87]/[.D87]" office:value-type="float" office:value="3" calcext:value-type="float">
            <text:p>3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薬屋のひとりごと</text:p>
          </table:table-cell>
          <table:covered-table-cell table:number-columns-repeated="3"/>
          <table:table-cell table:number-columns-repeated="5"/>
          <table:table-cell table:formula="of:=COM.MICROSOFT.CONCAT(&quot;Fast/Hard: &quot;; [.$A91]; &quot; [&quot;; ROUND([.$C99]*100)/100; &quot;]&quot;)" office:value-type="string" office:string-value="Fast/Hard: 薬屋のひとりごと [3,5]" calcext:value-type="string">
            <text:p>Fast/Hard: 薬屋のひとりごと [3,5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3]*[.D9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4]*[.D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5]*[.D9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6]*[.D9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7]*[.D9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93:.C97])" office:value-type="float" office:value="14" calcext:value-type="float">
            <text:p>14</text:p>
          </table:table-cell>
          <table:table-cell table:style-name="ce10" table:formula="of:=SUM([.D93:.D97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98]/[.D98]" office:value-type="float" office:value="3.5" calcext:value-type="float">
            <text:p>3,5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4">
          <table:table-cell table:style-name="ce16" office:value-type="string" calcext:value-type="string" table:number-columns-spanned="7" table:number-rows-spanned="1">
            <text:p>本陣殺人事件</text:p>
          </table:table-cell>
          <table:covered-table-cell table:number-columns-repeated="6" table:style-name="ce15"/>
          <table:table-cell table:style-name="ce15"/>
          <table:table-cell table:style-name="ce35"/>
          <table:table-cell table:style-name="ce40" table:formula="of:=COM.MICROSOFT.CONCAT(&quot;Fast/Hard: &quot;; [.$A102]; &quot; [&quot;; ROUND([.$C110]*100)/100; &quot;]&quot;)" office:value-type="string" office:string-value="Fast/Hard: 本陣殺人事件 [2,86]" calcext:value-type="string">
            <text:p>Fast/Hard: 本陣殺人事件 [2,86]</text:p>
          </table:table-cell>
          <table:table-cell table:style-name="ce15"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style-name="ce15" table:number-columns-repeated="960"/>
        </table:table-row>
        <table:table-row table:style-name="ro3">
          <table:table-cell table:style-name="ce15" office:value-type="string" calcext:value-type="string">
            <text:p>No effort at al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B104]*[.D104]" office:value-type="float" office:value="0" calcext:value-type="float">
            <text:p>0</text:p>
          </table:table-cell>
          <table:table-cell table:style-name="ce15" table:number-columns-repeated="5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Minimal effort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05]*[.D105]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Moderate effort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06]*[.D106]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Significant effort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B107]*[.D107]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So much effort…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8]*[.D108]" office:value-type="float" office:value="0" calcext:value-type="float">
            <text:p>0</text:p>
          </table:table-cell>
          <table:table-cell table:style-name="ce15" table:number-columns-repeated="5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/>
          <table:table-cell table:style-name="ce12" office:value-type="string" calcext:value-type="string">
            <text:p>Sum</text:p>
          </table:table-cell>
          <table:table-cell table:style-name="ce31" table:formula="of:=SUM([.C104:.C108])" office:value-type="float" office:value="20" calcext:value-type="float">
            <text:p>20</text:p>
          </table:table-cell>
          <table:table-cell table:style-name="ce31" table:formula="of:=SUM([.D104:.D108])" office:value-type="float" office:value="7" calcext:value-type="float">
            <text:p>7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/>
          <table:table-cell table:style-name="ce12" office:value-type="string" calcext:value-type="string">
            <text:p>Average</text:p>
          </table:table-cell>
          <table:table-cell table:style-name="ce34" table:formula="of:=[.C109]/[.D109]" office:value-type="float" office:value="2.85714285714286" calcext:value-type="float">
            <text:p>2.86</text:p>
          </table:table-cell>
          <table:table-cell table:style-name="ce31"/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 table:number-rows-repeated="2">
          <table:table-cell table:style-name="ce15" table:number-columns-repeated="8"/>
          <table:table-cell table:style-name="ce35"/>
          <table:table-cell table:style-name="ce40"/>
          <table:table-cell table:style-name="ce15"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4" table:number-rows-spanned="1">
            <text:p>檸檬</text:p>
          </table:table-cell>
          <table:covered-table-cell table:number-columns-repeated="3"/>
          <table:table-cell table:number-columns-repeated="5"/>
          <table:table-cell table:formula="of:=COM.MICROSOFT.CONCAT(&quot;Hard: &quot;; [.$A117]; &quot; [&quot;; ROUND([.$C125]*100)/100; &quot;]&quot;)" office:value-type="string" office:string-value="Hard: 檸檬 [3,6]" calcext:value-type="string">
            <text:p>Hard: 檸檬 [3,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9]*[.D1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0]*[.D12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1]*[.D121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2]*[.D122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3]*[.D1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19:.C123])" office:value-type="float" office:value="36" calcext:value-type="float">
            <text:p>36</text:p>
          </table:table-cell>
          <table:table-cell table:style-name="ce10" table:formula="of:=SUM([.D119:.D123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24]/[.D124]" office:value-type="float" office:value="3.6" calcext:value-type="float">
            <text:p>3,6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風立ちぬ</text:p>
          </table:table-cell>
          <table:covered-table-cell table:number-columns-repeated="3"/>
          <table:table-cell table:number-columns-repeated="5"/>
          <table:table-cell table:formula="of:=COM.MICROSOFT.CONCAT(&quot;Hard: &quot;; [.$A128]; &quot; [&quot;; ROUND([.$C136]*100)/100; &quot;]&quot;)" office:value-type="string" office:string-value="Hard: 風立ちぬ [3]" calcext:value-type="string">
            <text:p>Hard: 風立ちぬ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0]*[.D1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1]*[.D1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2]*[.D1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3]*[.D13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4]*[.D13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30:.C134])" office:value-type="float" office:value="18" calcext:value-type="float">
            <text:p>18</text:p>
          </table:table-cell>
          <table:table-cell table:style-name="ce10" table:formula="of:=SUM([.D130:.D134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35]/[.D135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午後の曳航</text:p>
          </table:table-cell>
          <table:covered-table-cell table:number-columns-repeated="3"/>
          <table:table-cell table:number-columns-repeated="5"/>
          <table:table-cell table:formula="of:=COM.MICROSOFT.CONCAT(&quot;Hard: &quot;; [.$A139]; &quot; [&quot;; ROUND([.$C147]*100)/100; &quot;]&quot;)" office:value-type="string" office:string-value="Hard: 午後の曳航 [3]" calcext:value-type="string">
            <text:p>Hard: 午後の曳航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1]*[.D1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2]*[.D1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3]*[.D143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4]*[.D14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45]*[.D14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41:.C145])" office:value-type="float" office:value="18" calcext:value-type="float">
            <text:p>18</text:p>
          </table:table-cell>
          <table:table-cell table:style-name="ce10" table:formula="of:=SUM([.D141:.D145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46]/[.D146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6" office:value-type="string" calcext:value-type="string">
            <text:p>文字渦</text:p>
          </table:table-cell>
          <table:table-cell table:number-columns-repeated="8"/>
          <table:table-cell table:formula="of:=COM.MICROSOFT.CONCAT(&quot;Hard: &quot;; [.$A150]; &quot; [&quot;; ROUND([.$C158]*100)/100; &quot;]&quot;)" office:value-type="string" office:string-value="Hard: 文字渦 [3,86]" calcext:value-type="string">
            <text:p>Hard: 文字渦 [3,8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2]*[.D15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3]*[.D1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4]*[.D15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55]*[.D155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6]*[.D15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52:.C156])" office:value-type="float" office:value="27" calcext:value-type="float">
            <text:p>27</text:p>
          </table:table-cell>
          <table:table-cell table:style-name="ce10" table:formula="of:=SUM([.D152:.D156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57]/[.D157]" office:value-type="float" office:value="3.85714285714286" calcext:value-type="float">
            <text:p>3,85714285714286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3]*[.D16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4]*[.D1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5]*[.D16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6]*[.D16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7]*[.D16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3:.C167])" office:value-type="float" office:value="0" calcext:value-type="float">
            <text:p>0</text:p>
          </table:table-cell>
          <table:table-cell table:style-name="ce10" table:formula="of:=SUM([.D163:.D167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68]/[.D168]" office:value-type="string" office:string-value="" calcext:value-type="error">
            <text:p>#DIV/0!</text:p>
          </table:table-cell>
          <table:table-cell table:style-name="ce10"/>
          <table:table-cell table:number-columns-repeated="1020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mediate" table:style-name="ta1">
        <table:table-column table:style-name="co2" table:number-columns-repeated="8" table:default-cell-style-name="ce15"/>
        <table:table-column table:style-name="co2" table:default-cell-style-name="ce35"/>
        <table:table-column table:style-name="co4" table:default-cell-style-name="ce40"/>
        <table:table-column table:style-name="co2" table:number-columns-repeated="1014" table:default-cell-style-name="ce15"/>
        <table:table-row table:style-name="ro2">
          <table:table-cell table:style-name="ce7" office:value-type="string" calcext:value-type="string" table:number-columns-spanned="7" table:number-rows-spanned="1">
            <text:p>ifの悲劇</text:p>
          </table:table-cell>
          <table:covered-table-cell table:number-columns-repeated="6"/>
          <table:table-cell table:number-columns-repeated="2"/>
          <table:table-cell table:formula="of:=COM.MICROSOFT.CONCAT([.$A1]; &quot; [&quot;; ROUND([.$C9]*100)/100; &quot;]&quot;)" office:value-type="string" office:string-value="ifの悲劇 [2,62]" calcext:value-type="string">
            <text:p>ifの悲劇 [2,62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3:.C7])" office:value-type="float" office:value="34" calcext:value-type="float">
            <text:p>34</text:p>
          </table:table-cell>
          <table:table-cell table:style-name="ce31" table:formula="of:=SUM([.D3:.D7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8]/[.D8]" office:value-type="float" office:value="2.61538461538462" calcext:value-type="float">
            <text:p>2.62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きらきらひかる</text:p>
          </table:table-cell>
          <table:covered-table-cell table:number-columns-repeated="6"/>
          <table:table-cell table:number-columns-repeated="2"/>
          <table:table-cell table:formula="of:=COM.MICROSOFT.CONCAT([.$A12]; &quot; [&quot;; ROUND([.$C20]*100)/100; &quot;]&quot;)" office:value-type="string" office:string-value="きらきらひかる [2,67]" calcext:value-type="string">
            <text:p>きらきらひかる [2,67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4:.C18])" office:value-type="float" office:value="24" calcext:value-type="float">
            <text:p>24</text:p>
          </table:table-cell>
          <table:table-cell table:style-name="ce31" table:formula="of:=SUM([.D14:.D18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9]/[.D19]" office:value-type="float" office:value="2.66666666666667" calcext:value-type="float">
            <text:p>2.67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8" table:number-rows-spanned="1">
            <text:p>日本人の知らない日本語 (Manga)</text:p>
          </table:table-cell>
          <table:covered-table-cell table:number-columns-repeated="7"/>
          <table:table-cell/>
          <table:table-cell table:formula="of:=COM.MICROSOFT.CONCAT([.$A23]; &quot; [&quot;; ROUND([.$C31]*100)/100; &quot;]&quot;)" office:value-type="string" office:string-value="日本人の知らない日本語 (Manga) [2,4]" calcext:value-type="string">
            <text:p>日本人の知らない日本語 (Manga) [2,4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25:.C29])" office:value-type="float" office:value="36" calcext:value-type="float">
            <text:p>36</text:p>
          </table:table-cell>
          <table:table-cell table:style-name="ce31" table:formula="of:=SUM([.D25:.D29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30]/[.D30]" office:value-type="float" office:value="2.4" calcext:value-type="float">
            <text:p>2.4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山と食欲と私 (<text:span text:style-name="T1">Manga)</text:span></text:p>
          </table:table-cell>
          <table:covered-table-cell table:number-columns-repeated="6"/>
          <table:table-cell table:number-columns-repeated="2"/>
          <table:table-cell table:formula="of:=COM.MICROSOFT.CONCAT([.$A34]; &quot; [&quot;; ROUND([.$C42]*100)/100; &quot;]&quot;)" office:value-type="string" office:string-value="山と食欲と私 (Manga) [2,5]" calcext:value-type="string">
            <text:p>山と食欲と私 (Manga) [2,5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6]*[.D3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7]*[.D3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38]*[.D38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9]*[.D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36:.C40])" office:value-type="float" office:value="25" calcext:value-type="float">
            <text:p>25</text:p>
          </table:table-cell>
          <table:table-cell table:style-name="ce31" table:formula="of:=SUM([.D36:.D40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41]/[.D41]" office:value-type="float" office:value="2.5" calcext:value-type="float">
            <text:p>2.5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くま クマ 熊 ベアー</text:p>
          </table:table-cell>
          <table:covered-table-cell table:number-columns-repeated="6"/>
          <table:table-cell table:number-columns-repeated="2"/>
          <table:table-cell table:formula="of:=COM.MICROSOFT.CONCAT([.$A45]; &quot; [&quot;; ROUND([.$C53]*100)/100; &quot;]&quot;)" office:value-type="string" office:string-value="くま クマ 熊 ベアー [2,36]" calcext:value-type="string">
            <text:p>くま クマ 熊 ベアー [2,36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8]*[.D48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9]*[.D49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0]*[.D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47:.C51])" office:value-type="float" office:value="33" calcext:value-type="float">
            <text:p>33</text:p>
          </table:table-cell>
          <table:table-cell table:style-name="ce31" table:formula="of:=SUM([.D47:.D51])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52]/[.D52]" office:value-type="float" office:value="2.35714285714286" calcext:value-type="float">
            <text:p>2.36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天気の子</text:p>
          </table:table-cell>
          <table:covered-table-cell table:number-columns-repeated="6"/>
          <table:table-cell table:number-columns-repeated="2"/>
          <table:table-cell table:formula="of:=COM.MICROSOFT.CONCAT([.$A56]; &quot; [&quot;; ROUND([.$C64]*100)/100; &quot;]&quot;)" office:value-type="string" office:string-value="天気の子 [2,64]" calcext:value-type="string">
            <text:p>天気の子 [2,64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9]*[.D59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0]*[.D60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1]*[.D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2]*[.D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58:.C62])" office:value-type="float" office:value="29" calcext:value-type="float">
            <text:p>29</text:p>
          </table:table-cell>
          <table:table-cell table:style-name="ce31" table:formula="of:=SUM([.D58:.D62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63]/[.D63]" office:value-type="float" office:value="2.63636363636364" calcext:value-type="float">
            <text:p>2.64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7" table:number-rows-spanned="1">
            <text:p>ガイコツ書店員本田さん (Manga)</text:p>
          </table:table-cell>
          <table:covered-table-cell table:number-columns-repeated="6"/>
          <table:table-cell table:number-columns-repeated="2"/>
          <table:table-cell table:formula="of:=COM.MICROSOFT.CONCAT([.$A67]; &quot; [&quot;; ROUND([.$C75]*100)/100; &quot;]&quot;)" office:value-type="string" office:string-value="ガイコツ書店員本田さん (Manga) [2,45]" calcext:value-type="string">
            <text:p>ガイコツ書店員本田さん (Manga) [2,45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9]*[.D6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0]*[.D70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1]*[.D7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2]*[.D7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3]*[.D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69:.C73])" office:value-type="float" office:value="27" calcext:value-type="float">
            <text:p>27</text:p>
          </table:table-cell>
          <table:table-cell table:style-name="ce31" table:formula="of:=SUM([.D69:.D73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74]/[.D74]" office:value-type="float" office:value="2.45454545454545" calcext:value-type="float">
            <text:p>2.45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リング</text:p>
          </table:table-cell>
          <table:covered-table-cell table:number-columns-repeated="6"/>
          <table:table-cell table:number-columns-repeated="2"/>
          <table:table-cell table:formula="of:=COM.MICROSOFT.CONCAT([.$A78]; &quot; [&quot;; ROUND([.$C86]*100)/100; &quot;]&quot;)" office:value-type="string" office:string-value="リング [2,67]" calcext:value-type="string">
            <text:p>リング [2,67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0]*[.D8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1]*[.D8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2]*[.D8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4]*[.D8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80:.C84])" office:value-type="float" office:value="16" calcext:value-type="float">
            <text:p>16</text:p>
          </table:table-cell>
          <table:table-cell table:style-name="ce31" table:formula="of:=SUM([.D80:.D84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85]/[.D85]" office:value-type="float" office:value="2.66666666666667" calcext:value-type="float">
            <text:p>2.67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City (Manga)</text:p>
          </table:table-cell>
          <table:covered-table-cell table:number-columns-repeated="6"/>
          <table:table-cell table:number-columns-repeated="2"/>
          <table:table-cell table:formula="of:=COM.MICROSOFT.CONCAT([.$A89]; &quot; [&quot;; ROUND([.$C97]*100)/100; &quot;]&quot;)" office:value-type="string" office:string-value="City (Manga) [2,56]" calcext:value-type="string">
            <text:p>City (Manga) [2,56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1]*[.D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2]*[.D92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3]*[.D93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4]*[.D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5]*[.D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91:.C95])" office:value-type="float" office:value="23" calcext:value-type="float">
            <text:p>23</text:p>
          </table:table-cell>
          <table:table-cell table:style-name="ce31" table:formula="of:=SUM([.D91:.D95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96]/[.D96]" office:value-type="float" office:value="2.55555555555556" calcext:value-type="float">
            <text:p>2.56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TUGUMI</text:p>
          </table:table-cell>
          <table:covered-table-cell table:number-columns-repeated="6"/>
          <table:table-cell table:number-columns-repeated="2"/>
          <table:table-cell table:formula="of:=COM.MICROSOFT.CONCAT([.$A100]; &quot; [&quot;; ROUND([.$C108]*100)/100; &quot;]&quot;)" office:value-type="string" office:string-value="TUGUMI [2]" calcext:value-type="string">
            <text:p>TUGUMI [2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2]*[.D10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3]*[.D10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4]*[.D10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6]*[.D10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02:.C106])" office:value-type="float" office:value="8" calcext:value-type="float">
            <text:p>8</text:p>
          </table:table-cell>
          <table:table-cell table:style-name="ce31" table:formula="of:=SUM([.D102:.D106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07]/[.D107]" office:value-type="float" office:value="2" calcext:value-type="float">
            <text:p>2.0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Just Because!</text:p>
          </table:table-cell>
          <table:covered-table-cell table:number-columns-repeated="6"/>
          <table:table-cell table:number-columns-repeated="2"/>
          <table:table-cell table:formula="of:=COM.MICROSOFT.CONCAT([.$A111]; &quot; [&quot;; ROUND([.$C119]*100)/100; &quot;]&quot;)" office:value-type="string" office:string-value="Just Because! [2,17]" calcext:value-type="string">
            <text:p>Just Because! [2,17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3]*[.D11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4]*[.D11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5]*[.D1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6]*[.D1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7]*[.D1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13:.C117])" office:value-type="float" office:value="13" calcext:value-type="float">
            <text:p>13</text:p>
          </table:table-cell>
          <table:table-cell table:style-name="ce31" table:formula="of:=SUM([.D113:.D117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18]/[.D118]" office:value-type="float" office:value="2.16666666666667" calcext:value-type="float">
            <text:p>2.17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<text:span text:style-name="T2">笑顔のたえない職場です。 (</text:span>Manga)</text:p>
          </table:table-cell>
          <table:covered-table-cell table:number-columns-repeated="6"/>
          <table:table-cell table:number-columns-repeated="2"/>
          <table:table-cell table:formula="of:=COM.MICROSOFT.CONCAT([.$A122]; &quot; [&quot;; ROUND([.$C130]*100)/100; &quot;]&quot;)" office:value-type="string" office:string-value="笑顔のたえない職場です。 (Manga) [2,83]" calcext:value-type="string">
            <text:p>笑顔のたえない職場です。 (Manga) [2,83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4]*[.D12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5]*[.D12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6]*[.D126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7]*[.D1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8]*[.D1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24:.C128])" office:value-type="float" office:value="17" calcext:value-type="float">
            <text:p>17</text:p>
          </table:table-cell>
          <table:table-cell table:style-name="ce31" table:formula="of:=SUM([.D124:.D128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29]/[.D129]" office:value-type="float" office:value="2.83333333333333" calcext:value-type="float">
            <text:p>2.83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穴</text:p>
          </table:table-cell>
          <table:covered-table-cell table:number-columns-repeated="6"/>
          <table:table-cell table:number-columns-repeated="2"/>
          <table:table-cell table:formula="of:=COM.MICROSOFT.CONCAT([.$A133]; &quot; [&quot;; ROUND([.$C141]*100)/100; &quot;]&quot;)" office:value-type="string" office:string-value="穴 [2]" calcext:value-type="string">
            <text:p>穴 [2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5]*[.D13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6]*[.D136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7]*[.D13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8]*[.D1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35:.C139])" office:value-type="float" office:value="8" calcext:value-type="float">
            <text:p>8</text:p>
          </table:table-cell>
          <table:table-cell table:style-name="ce31" table:formula="of:=SUM([.D135:.D139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40]/[.D140]" office:value-type="float" office:value="2" calcext:value-type="float">
            <text:p>2.0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人質の朗読会</text:p>
          </table:table-cell>
          <table:covered-table-cell table:number-columns-repeated="6"/>
          <table:table-cell table:number-columns-repeated="2"/>
          <table:table-cell table:formula="of:=COM.MICROSOFT.CONCAT([.$A144]; &quot; [&quot;; ROUND([.$C152]*100)/100; &quot;]&quot;)" office:value-type="string" office:string-value="人質の朗読会 [2,43]" calcext:value-type="string">
            <text:p>人質の朗読会 [2,43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6]*[.D14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7]*[.D147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8]*[.D14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9]*[.D1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46:.C150])" office:value-type="float" office:value="17" calcext:value-type="float">
            <text:p>17</text:p>
          </table:table-cell>
          <table:table-cell table:style-name="ce31" table:formula="of:=SUM([.D146:.D150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51]/[.D151]" office:value-type="float" office:value="2.42857142857143" calcext:value-type="float">
            <text:p>2.43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佐賀のがばいばあちゃん</text:p>
          </table:table-cell>
          <table:covered-table-cell table:number-columns-repeated="6"/>
          <table:table-cell table:number-columns-repeated="2"/>
          <table:table-cell table:formula="of:=COM.MICROSOFT.CONCAT([.$A155]; &quot; [&quot;; ROUND([.$C163]*100)/100; &quot;]&quot;)" office:value-type="string" office:string-value="佐賀のがばいばあちゃん [2,5]" calcext:value-type="string">
            <text:p>佐賀のがばいばあちゃん [2,5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7]*[.D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8]*[.D15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9]*[.D15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0]*[.D1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57:.C161])" office:value-type="float" office:value="20" calcext:value-type="float">
            <text:p>20</text:p>
          </table:table-cell>
          <table:table-cell table:style-name="ce31" table:formula="of:=SUM([.D157:.D161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62]/[.D162]" office:value-type="float" office:value="2.5" calcext:value-type="float">
            <text:p>2.5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rimente" table:style-name="ta1">
        <table:table-column table:style-name="co2" table:number-columns-repeated="8" table:default-cell-style-name="ce15"/>
        <table:table-column table:style-name="co2" table:default-cell-style-name="ce35"/>
        <table:table-column table:style-name="co2" table:default-cell-style-name="ce40"/>
        <table:table-column table:style-name="co2" table:number-columns-repeated="1014" table:default-cell-style-name="ce15"/>
        <table:table-row table:style-name="ro1">
          <table:table-cell table:style-name="ce19" office:value-type="string" calcext:value-type="string" table:number-columns-spanned="4" table:number-rows-spanned="1">
            <text:p>Konbini</text:p>
          </table:table-cell>
          <table:covered-table-cell table:number-columns-repeated="3"/>
          <table:table-cell table:number-columns-repeated="5"/>
          <table:table-cell table:formula="of:=COM.MICROSOFT.CONCAT([.$A1]; &quot; [&quot;; ROUND([.$C9]*100)/100; &quot;]&quot;)" office:value-type="string" office:string-value="Konbini [2,93]" calcext:value-type="string">
            <text:p>Konbini [2,93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3:.C7])" office:value-type="float" office:value="44" calcext:value-type="float">
            <text:p>44</text:p>
          </table:table-cell>
          <table:table-cell table:style-name="ce31" table:formula="of:=SUM([.D3:.D7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8]/[.D8]" office:value-type="float" office:value="2.93333333333333" calcext:value-type="float">
            <text:p>2.93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Hakase</text:p>
          </table:table-cell>
          <table:covered-table-cell table:number-columns-repeated="3"/>
          <table:table-cell table:number-columns-repeated="5"/>
          <table:table-cell table:formula="of:=COM.MICROSOFT.CONCAT([.$A12]; &quot; [&quot;; ROUND([.$C20]*100)/100; &quot;]&quot;)" office:value-type="string" office:string-value="Hakase [3]" calcext:value-type="string">
            <text:p>Hakase [3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4:.C18])" office:value-type="float" office:value="39" calcext:value-type="float">
            <text:p>39</text:p>
          </table:table-cell>
          <table:table-cell table:style-name="ce31" table:formula="of:=SUM([.D14:.D18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9]/[.D19]" office:value-type="float" office:value="3" calcext:value-type="float">
            <text:p>3.0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Your Name</text:p>
          </table:table-cell>
          <table:covered-table-cell table:number-columns-repeated="3"/>
          <table:table-cell table:number-columns-repeated="5"/>
          <table:table-cell table:formula="of:=COM.MICROSOFT.CONCAT([.$A23]; &quot; [&quot;; ROUND([.$C31]*100)/100; &quot;]&quot;)" office:value-type="string" office:string-value="Your Name [3,38]" calcext:value-type="string">
            <text:p>Your Name [3,38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25:.C29])" office:value-type="float" office:value="125" calcext:value-type="float">
            <text:p>125</text:p>
          </table:table-cell>
          <table:table-cell table:style-name="ce31" table:formula="of:=SUM([.D25:.D29])"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30]/[.D30]" office:value-type="float" office:value="3.37837837837838" calcext:value-type="float">
            <text:p>3.38</text:p>
          </table:table-cell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.00.0000</text:date>, <text:time style:data-style-name="N2" text:time-value="16:49:13.910414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2-02-16T17:35:04.524432752</dc:date>
    <meta:editing-duration>P7DT2H33M12S</meta:editing-duration>
    <meta:editing-cycles>46</meta:editing-cycles>
    <meta:generator>LibreOffice/7.2.4.1$MacOSX_AARCH64 LibreOffice_project/27d75539669ac387bb498e35313b970b7fe9c4f9</meta:generator>
    <meta:document-statistic meta:table-count="3" meta:cell-count="930" meta:object-count="0"/>
  </office:meta>
</office:document-meta>
</file>